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number-columns-repeated="1024" table:default-cell-style-name="Default"/>
        <table:table-row table:style-name="ro1">
          <table:table-cell/>
          <table:table-cell office:value-type="string" calcext:value-type="string">
            <text:p>G1</text:p>
          </table:table-cell>
          <table:table-cell office:value-type="string" calcext:value-type="string">
            <text:p>G2</text:p>
          </table:table-cell>
          <table:table-cell office:value-type="string" calcext:value-type="string">
            <text:p>G1.E</text:p>
          </table:table-cell>
          <table:table-cell office:value-type="string" calcext:value-type="string">
            <text:p>traslación</text:p>
          </table:table-cell>
          <table:table-cell office:value-type="string" calcext:value-type="string">
            <text:p>escal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B2]-[.$B$4])*[.$B$6]+[.$C$4]" office:value-type="float" office:value="-2.94144108280255" calcext:value-type="float">
            <text:p>-2.9414410828</text:p>
          </table:table-cell>
          <table:table-cell table:formula="of:=[.D2]-[.$D$10]" office:value-type="float" office:value="0" calcext:value-type="float">
            <text:p>0</text:p>
          </table:table-cell>
          <table:table-cell table:formula="of:=[.E2]/[.$E$10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t B</text:p>
          </table:table-cell>
          <table:table-cell office:value-type="float" office:value="15.65" calcext:value-type="float">
            <text:p>15.65</text:p>
          </table:table-cell>
          <table:table-cell office:value-type="float" office:value="19.3" calcext:value-type="float">
            <text:p>19.3</text:p>
          </table:table-cell>
          <table:table-cell table:formula="of:=([.B3]-[.$B$4])*[.$B$6]+[.$C$4]" office:value-type="float" office:value="19.3" calcext:value-type="float">
            <text:p>19.3</text:p>
          </table:table-cell>
          <table:table-cell table:formula="of:=[.D3]-[.$D$10]" office:value-type="float" office:value="22.2414410828025" calcext:value-type="float">
            <text:p>22.2414410828</text:p>
          </table:table-cell>
          <table:table-cell table:formula="of:=[.E3]/[.$E$10]" office:value-type="float" office:value="0.780548628428928" calcext:value-type="float">
            <text:p>0.78054862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t A</text:p>
          </table:table-cell>
          <table:table-cell office:value-type="float" office:value="3.09" calcext:value-type="float">
            <text:p>3.09</text:p>
          </table:table-cell>
          <table:table-cell office:value-type="float" office:value="1.45" calcext:value-type="float">
            <text:p>1.45</text:p>
          </table:table-cell>
          <table:table-cell table:formula="of:=([.B4]-[.$B$4])*[.$B$6]+[.$C$4]" office:value-type="float" office:value="1.45" calcext:value-type="float">
            <text:p>1.45</text:p>
          </table:table-cell>
          <table:table-cell table:formula="of:=[.D4]-[.$D$10]" office:value-type="float" office:value="4.39144108280255" calcext:value-type="float">
            <text:p>4.3914410828</text:p>
          </table:table-cell>
          <table:table-cell table:formula="of:=[.E4]/[.$E$10]" office:value-type="float" office:value="0.154114713216958" calcext:value-type="float">
            <text:p>0.15411471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</text:p>
          </table:table-cell>
          <table:table-cell table:formula="of:=[.B3]-[.B4]" office:value-type="float" office:value="12.56" calcext:value-type="float">
            <text:p>12.56</text:p>
          </table:table-cell>
          <table:table-cell table:formula="of:=[.C3]-[.C4]" office:value-type="float" office:value="17.85" calcext:value-type="float">
            <text:p>17.8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scala</text:p>
          </table:table-cell>
          <table:table-cell table:formula="of:=[.C5]/[.B5]" office:value-type="float" office:value="1.42117834394904" calcext:value-type="float">
            <text:p>1.421178343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ext</text:p>
          </table:table-cell>
          <table:table-cell office:value-type="float" office:value="20.05" calcext:value-type="float">
            <text:p>20.05</text:p>
          </table:table-cell>
          <table:table-cell/>
          <table:table-cell table:formula="of:=([.B7]-[.$B$4])*[.$B$6]+[.$C$4]" office:value-type="float" office:value="25.5531847133758" calcext:value-type="float">
            <text:p>25.5531847134</text:p>
          </table:table-cell>
          <table:table-cell table:formula="of:=[.D7]-[.$D$10]" office:value-type="float" office:value="28.4946257961783" calcext:value-type="float">
            <text:p>28.4946257962</text:p>
          </table:table-cell>
          <table:table-cell table:formula="of:=[.E7]/[.$E$10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XTREMO</text:p>
          </table:table-cell>
          <table:table-cell/>
          <table:table-cell table:number-columns-repeated="2" office:value-type="float" office:value="20.28" calcext:value-type="float">
            <text:p>20.28</text:p>
          </table:table-cell>
          <table:table-cell table:formula="of:=[.D8]-[.$D$10]" office:value-type="float" office:value="23.2214410828025" calcext:value-type="float">
            <text:p>23.2214410828</text:p>
          </table:table-cell>
          <table:table-cell table:formula="of:=[.E8]/[.$E$10]" office:value-type="float" office:value="0.814941078675859" calcext:value-type="float">
            <text:p>0.8149410787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float" office:value="-2.94144108280255" calcext:value-type="float">
            <text:p>-2.9414410828</text:p>
          </table:table-cell>
          <table:table-cell office:value-type="float" office:value="28.4946257961783" calcext:value-type="float">
            <text:p>28.4946257962</text:p>
          </table:table-cell>
          <table:table-cell table:formula="of:=[.E10]/[.$E$10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table:formula="of:=[.D12]-[.$D$10]" office:value-type="float" office:value="2.94144108280255" calcext:value-type="float">
            <text:p>2.9414410828</text:p>
          </table:table-cell>
          <table:table-cell table:formula="of:=[.E12]/[.$E$10]" office:value-type="float" office:value="0.103227924586293" calcext:value-type="float">
            <text:p>0.103227924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table:formula="of:=[.F8]-[.F12]" office:value-type="float" office:value="0.711713154089566" calcext:value-type="float">
            <text:p>0.7117131541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formula="of:=[.G14]/2" office:value-type="float" office:value="0.355856577044783" calcext:value-type="float">
            <text:p>0.355856577</text:p>
          </table:table-cell>
          <table:table-cell table:number-columns-repeated="101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"/>
          <table:table-cell table:style-name="ce1" office:value-type="string" calcext:value-type="string">
            <text:p>S</text:p>
          </table:table-cell>
          <table:table-cell table:style-name="ce1" office:value-type="float" office:value="1960" calcext:value-type="float">
            <text:p>1960</text:p>
          </table:table-cell>
          <table:table-cell table:style-name="ce1" office:value-type="float" office:value="2010" calcext:value-type="float">
            <text:p>2010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escala</text:p>
          </table:table-cell>
          <table:table-cell table:style-name="ce1" table:number-columns-repeated="1018"/>
        </table:table-row>
        <table:table-row table:style-name="ro1">
          <table:table-cell office:value-type="string" calcext:value-type="string">
            <text:p>GrafA</text:p>
          </table:table-cell>
          <table:table-cell office:value-type="float" office:value="0" calcext:value-type="float">
            <text:p>0</text:p>
          </table:table-cell>
          <table:table-cell office:value-type="float" office:value="3.09" calcext:value-type="float">
            <text:p>3.09</text:p>
          </table:table-cell>
          <table:table-cell office:value-type="float" office:value="15.65" calcext:value-type="float">
            <text:p>15.65</text:p>
          </table:table-cell>
          <table:table-cell office:value-type="float" office:value="20.28" calcext:value-type="float">
            <text:p>20.2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ORM.A</text:p>
          </table:table-cell>
          <table:table-cell table:formula="of:=[.B20]/[.$E$20]" office:value-type="float" office:value="0" calcext:value-type="float">
            <text:p>0</text:p>
          </table:table-cell>
          <table:table-cell table:formula="of:=[.C20]/[.$E$20]" office:value-type="float" office:value="0.152366863905325" calcext:value-type="float">
            <text:p>0.1523668639</text:p>
          </table:table-cell>
          <table:table-cell table:formula="of:=[.D20]/[.$E$20]" office:value-type="float" office:value="0.771696252465483" calcext:value-type="float">
            <text:p>0.7716962525</text:p>
          </table:table-cell>
          <table:table-cell table:formula="of:=[.E20]/[.$E$20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rafB</text:p>
          </table:table-cell>
          <table:table-cell office:value-type="float" office:value="0" calcext:value-type="float">
            <text:p>0</text:p>
          </table:table-cell>
          <table:table-cell office:value-type="float" office:value="1.45" calcext:value-type="float">
            <text:p>1.45</text:p>
          </table:table-cell>
          <table:table-cell office:value-type="float" office:value="19.3" calcext:value-type="float">
            <text:p>19.3</text:p>
          </table:table-cell>
          <table:table-cell office:value-type="float" office:value="20.28" calcext:value-type="float">
            <text:p>20.2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ORM.B</text:p>
          </table:table-cell>
          <table:table-cell table:formula="of:=[.B22]/[.$E$20]" office:value-type="float" office:value="0" calcext:value-type="float">
            <text:p>0</text:p>
          </table:table-cell>
          <table:table-cell table:formula="of:=[.C22]/[.$E$20]" office:value-type="float" office:value="0.0714990138067061" calcext:value-type="float">
            <text:p>0.0714990138</text:p>
          </table:table-cell>
          <table:table-cell table:formula="of:=[.D22]/[.$E$20]" office:value-type="float" office:value="0.951676528599606" calcext:value-type="float">
            <text:p>0.9516765286</text:p>
          </table:table-cell>
          <table:table-cell table:formula="of:=[.E22]/[.$E$20]" office:value-type="float" office:value="1" calcext:value-type="float">
            <text:p>1</text:p>
          </table:table-cell>
          <table:table-cell table:formula="of:=([.D21]-[.C21])/([.D23]-[.C23])" office:value-type="float" office:value="0.703641456582633" calcext:value-type="float">
            <text:p>0.70364145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calado</text:p>
          </table:table-cell>
          <table:table-cell table:formula="of:=[.B23]*[.$F$23]" office:value-type="float" office:value="0" calcext:value-type="float">
            <text:p>0</text:p>
          </table:table-cell>
          <table:table-cell table:formula="of:=[.C23]*[.$F$23]" office:value-type="float" office:value="0.0503096702191725" calcext:value-type="float">
            <text:p>0.0503096702</text:p>
          </table:table-cell>
          <table:table-cell table:formula="of:=[.D23]*[.$F$23]" office:value-type="float" office:value="0.66963905877933" calcext:value-type="float">
            <text:p>0.6696390588</text:p>
          </table:table-cell>
          <table:table-cell table:formula="of:=[.E23]*[.$F$23]" office:value-type="float" office:value="0.703641456582633" calcext:value-type="float">
            <text:p>0.703641456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rasO</text:p>
          </table:table-cell>
          <table:table-cell table:formula="of:=[.B24]-[.$C$24]" office:value-type="float" office:value="-0.0503096702191725" calcext:value-type="float">
            <text:p>-0.0503096702</text:p>
          </table:table-cell>
          <table:table-cell table:formula="of:=[.C24]-[.$C$24]" office:value-type="float" office:value="0" calcext:value-type="float">
            <text:p>0</text:p>
          </table:table-cell>
          <table:table-cell table:formula="of:=[.D24]-[.$C$24]" office:value-type="float" office:value="0.619329388560158" calcext:value-type="float">
            <text:p>0.6193293886</text:p>
          </table:table-cell>
          <table:table-cell table:formula="of:=[.E24]-[.$C$24]" office:value-type="float" office:value="0.653331786363461" calcext:value-type="float">
            <text:p>0.653331786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rasP</text:p>
          </table:table-cell>
          <table:table-cell table:formula="of:=[.B25]+[.$C$21]" office:value-type="float" office:value="0.102057193686153" calcext:value-type="float">
            <text:p>0.1020571937</text:p>
          </table:table-cell>
          <table:table-cell table:formula="of:=[.C25]+[.$C$21]" office:value-type="float" office:value="0.152366863905325" calcext:value-type="float">
            <text:p>0.1523668639</text:p>
          </table:table-cell>
          <table:table-cell table:formula="of:=[.D25]+[.$C$21]" office:value-type="float" office:value="0.771696252465483" calcext:value-type="float">
            <text:p>0.7716962525</text:p>
          </table:table-cell>
          <table:table-cell table:formula="of:=[.E25]+[.$C$21]" office:value-type="float" office:value="0.805698650268786" calcext:value-type="float">
            <text:p>0.8056986503</text:p>
          </table:table-cell>
          <table:table-cell/>
          <table:table-cell table:formula="of:=[.E26]-[.B26]" office:value-type="float" office:value="0.703641456582633" calcext:value-type="float">
            <text:p>0.7036414566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formula="of:=[.G26]/2" office:value-type="float" office:value="0.351820728291317" calcext:value-type="float">
            <text:p>0.3518207283</text:p>
          </table:table-cell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MX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MX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MX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16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6T15:09:50.018335780</meta:creation-date>
    <dc:date>2018-03-16T21:40:06.999133274</dc:date>
    <meta:editing-duration>PT5H4M23S</meta:editing-duration>
    <meta:editing-cycles>1</meta:editing-cycles>
    <meta:document-statistic meta:table-count="1" meta:cell-count="88" meta:object-count="0"/>
    <meta:generator>LibreOffice/5.1.6.2$Linux_X86_64 LibreOffice_project/10m0$Build-2</meta:generator>
  </office:meta>
</office:document-meta>
</file>